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1" svg:font-family="'DejaVu Sans'" style:font-adornments="Book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7.8pt"/>
    </style:style>
    <style:style style:name="co2" style:family="table-column">
      <style:table-column-properties fo:break-before="auto" style:column-width="855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41.61pt" fo:break-before="auto" style:use-optimal-row-height="true"/>
    </style:style>
    <style:style style:name="ro3" style:family="table-row">
      <style:table-row-properties style:row-height="28.26pt" fo:break-before="auto" style:use-optimal-row-height="true"/>
    </style:style>
    <style:style style:name="ro4" style:family="table-row">
      <style:table-row-properties style:row-height="54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1" fo:background-color="#ffffff" fo:border-left="0.06pt solid #000001" fo:border-right="0.51pt solid #000001" fo:border-top="0.06pt solid #000001" style:vertical-align="top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oposed Activities</text:p>
          </table:table-cell>
        </table:table-row>
        <table:table-row table:style-name="ro2">
          <table:table-cell office:value-type="string" calcext:value-type="string">
            <text:p>Week starting Monday, September 14, 2015 to week starting Monday, October 26, 2015. </text:p>
          </table:table-cell>
          <table:table-cell office:value-type="string" calcext:value-type="string">
            <text:p><text:span text:style-name="T1">∙</text:span>Prepare the project proposal – both draft and final.</text:p>
            <text:p><text:span text:style-name="T1">∙</text:span>Learn to use LaTex.</text:p>
            <text:p><text:span text:style-name="T1">∙</text:span>Do a dummy implementation.</text:p>
          </table:table-cell>
        </table:table-row>
        <table:table-row table:style-name="ro3">
          <table:table-cell office:value-type="string" calcext:value-type="string">
            <text:p>Week starting Monday, November 2, 2015 to week starting Monday, December 14, 2015.</text:p>
          </table:table-cell>
          <table:table-cell office:value-type="string" calcext:value-type="string">
            <text:p><text:span text:style-name="T1">∙</text:span>Come up with a detailed literature review.</text:p>
            <text:p><text:span text:style-name="T1">∙</text:span>Get a deeper understanding of the Android Open Source Project (AOSP)’s implementation of   the Access Point Application Programming Interface (API).</text:p>
          </table:table-cell>
        </table:table-row>
        <table:table-row table:style-name="ro4">
          <table:table-cell office:value-type="string" calcext:value-type="string">
            <text:p>Week starting Monday, December 21, 2015 to week starting Monday, January 11, 2016.</text:p>
          </table:table-cell>
          <table:table-cell office:value-type="string" calcext:value-type="string">
            <text:p><text:span text:style-name="T1">∙ </text:span>Come up with designs for the application’s User Interface (UI).</text:p>
            <text:p><text:span text:style-name="T1">∙ </text:span>Design the application’s database.</text:p>
            <text:p><text:span text:style-name="T1">∙ </text:span>Create dummy UIs to get a feel of how the application’s UI will work.</text:p>
            <text:p><text:span text:style-name="T1">∙ </text:span>Come up with interfaces between the UI and the application’s database.</text:p>
          </table:table-cell>
        </table:table-row>
        <table:table-row table:style-name="ro2">
          <table:table-cell office:value-type="string" calcext:value-type="string">
            <text:p>Week starting Monday, January 18, 2016 to week starting Monday, February 15, 2016.</text:p>
          </table:table-cell>
          <table:table-cell office:value-type="string" calcext:value-type="string">
            <text:p><text:span text:style-name="T1">∙ </text:span>Do a complete implementation of the project in Android.</text:p>
            <text:p><text:span text:style-name="T1">∙ </text:span>Perform unit and system tests on the implementation.</text:p>
            <text:p><text:span text:style-name="T1">∙ </text:span>Attempt to run the application on as many devices as possib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1" svg:font-family="'DejaVu Sans'" style:font-adornments="Book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3:02:43.498204638</meta:creation-date>
    <meta:generator>LibreOffice/5.0.5.2$Linux_X86_64 LibreOffice_project/00m0$Build-2</meta:generator>
    <dc:date>2016-04-06T13:15:25.554566992</dc:date>
    <meta:editing-duration>PT12M42S</meta:editing-duration>
    <meta:editing-cycles>1</meta:editing-cycles>
    <meta:document-statistic meta:table-count="1" meta:cell-count="10" meta:object-count="0"/>
  </office:meta>
</office:document-meta>
</file>